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thJax_Main" svg:font-family="MathJax_Mai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131cm" fo:break-before="auto" style:use-optimal-row-height="false"/>
    </style:style>
    <style:style style:name="ro2" style:family="table-row">
      <style:table-row-properties style:row-height="1.08cm" fo:break-before="auto" style:use-optimal-row-height="fals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end" fo:margin-left="0.353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paragraph-properties fo:text-align="end" fo:margin-left="0.353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35cm" fo:border-right="none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MathJax_Main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0.74pt solid #0000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MathJax_Main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end" fo:margin-left="0.353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8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paragraph-properties fo:text-align="end" fo:margin-left="0.353c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overline-style="none" style:text-overline-color="font-color"/>
    </style:style>
    <style:style style:name="T1" style:family="text">
      <style:text-properties style:language-asian="zh" style:country-asian="CN" style:font-name-asian="MathJax_Ma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24pt" style:font-size-asian="24pt" style:language-complex="hi" style:country-complex="IN" fo:color="#000000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fo:font-size="24pt" style:font-name="MathJax_Main" style:font-name-complex="MathJax_Main"/>
    </style:style>
    <style:style style:name="T2" style:family="text">
      <style:text-properties fo:color="#000000" style:font-name="MathJax_Main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MathJax_Main" style:font-name-asian="MathJax_Main" style:font-name-complex="MathJax_Main"/>
    </style:style>
  </office:automatic-styles>
  <office:body>
    <office:spreadsheet>
      <table:calculation-settings table:automatic-find-labels="false" table:use-regular-expressions="false" table:use-wildcards="true"/>
      <table:table table:name="overdeaths 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7"/>
        <table:table-column table:style-name="co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Übersterblichkeit in DE nach Altersgruppe</text:p>
            <text:p>2020 Kw 1 – 47</text:p>
          </table:table-cell>
          <table:covered-table-cell table:number-columns-repeated="3" table:style-name="ce1"/>
          <table:covered-table-cell table:style-name="ce9"/>
          <table:covered-table-cell table:style-name="ce1"/>
        </table:table-row>
        <table:table-row table:style-name="ro2">
          <table:table-cell table:style-name="ce2" office:value-type="string" calcext:value-type="string">
            <text:p>Alter von</text:p>
          </table:table-cell>
          <table:table-cell table:style-name="ce2" office:value-type="string" calcext:value-type="string">
            <text:p>Alter bis</text:p>
          </table:table-cell>
          <table:table-cell table:style-name="ce2" office:value-type="string" calcext:value-type="string">
            <text:p><text:span text:style-name="T1">∅</text:span> 2016-19</text:p>
          </table:table-cell>
          <table:table-cell table:style-name="ce2" office:value-type="float" office:value="2020" calcext:value-type="float">
            <text:p>2020</text:p>
          </table:table-cell>
          <table:table-cell table:style-name="ce10" office:value-type="string" calcext:value-type="string">
            <text:p>Δ</text:p>
          </table:table-cell>
          <table:table-cell table:style-name="ce2" office:value-type="string" calcext:value-type="string">
            <text:p><text:span text:style-name="T2">Δ</text:span> 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057" calcext:value-type="float">
            <text:p>7.057</text:p>
          </table:table-cell>
          <table:table-cell office:value-type="float" office:value="6533" calcext:value-type="float">
            <text:p>6.533</text:p>
          </table:table-cell>
          <table:table-cell table:formula="of:=[.D3]-[.C3]" office:value-type="float" office:value="-524" calcext:value-type="float">
            <text:p>-524</text:p>
          </table:table-cell>
          <table:table-cell table:formula="of:=[.E3]/[.C3]" office:value-type="percentage" office:value="-0.0742525152331019" calcext:value-type="percentage">
            <text:p>-7,4 %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419" calcext:value-type="float">
            <text:p>2.419</text:p>
          </table:table-cell>
          <table:table-cell office:value-type="float" office:value="2412" calcext:value-type="float">
            <text:p>2.412</text:p>
          </table:table-cell>
          <table:table-cell table:formula="of:=[.D4]-[.C4]" office:value-type="float" office:value="-7" calcext:value-type="float">
            <text:p>-7</text:p>
          </table:table-cell>
          <table:table-cell table:formula="of:=[.E4]/[.C4]" office:value-type="percentage" office:value="-0.00289375775113683" calcext:value-type="percentage">
            <text:p>-0,3 %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410" calcext:value-type="float">
            <text:p>3.410</text:p>
          </table:table-cell>
          <table:table-cell office:value-type="float" office:value="3641" calcext:value-type="float">
            <text:p>3.641</text:p>
          </table:table-cell>
          <table:table-cell table:formula="of:=[.D5]-[.C5]" office:value-type="float" office:value="231" calcext:value-type="float">
            <text:p>231</text:p>
          </table:table-cell>
          <table:table-cell table:formula="of:=[.E5]/[.C5]" office:value-type="percentage" office:value="0.067741935483871" calcext:value-type="percentage">
            <text:p>6,8 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01" calcext:value-type="float">
            <text:p>5.001</text:p>
          </table:table-cell>
          <table:table-cell office:value-type="float" office:value="5244" calcext:value-type="float">
            <text:p>5.244</text:p>
          </table:table-cell>
          <table:table-cell table:formula="of:=[.D6]-[.C6]" office:value-type="float" office:value="243" calcext:value-type="float">
            <text:p>243</text:p>
          </table:table-cell>
          <table:table-cell table:formula="of:=[.E6]/[.C6]" office:value-type="percentage" office:value="0.0485902819436113" calcext:value-type="percentage">
            <text:p>4,9 %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0348" calcext:value-type="float">
            <text:p>10.348</text:p>
          </table:table-cell>
          <table:table-cell office:value-type="float" office:value="8732" calcext:value-type="float">
            <text:p>8.732</text:p>
          </table:table-cell>
          <table:table-cell table:formula="of:=[.D7]-[.C7]" office:value-type="float" office:value="-1616" calcext:value-type="float">
            <text:p>-1.616</text:p>
          </table:table-cell>
          <table:table-cell table:formula="of:=[.E7]/[.C7]" office:value-type="percentage" office:value="-0.156165442597603" calcext:value-type="percentage">
            <text:p>-15,6 %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0437" calcext:value-type="float">
            <text:p>20.437</text:p>
          </table:table-cell>
          <table:table-cell office:value-type="float" office:value="18631" calcext:value-type="float">
            <text:p>18.631</text:p>
          </table:table-cell>
          <table:table-cell table:formula="of:=[.D8]-[.C8]" office:value-type="float" office:value="-1806" calcext:value-type="float">
            <text:p>-1.806</text:p>
          </table:table-cell>
          <table:table-cell table:formula="of:=[.E8]/[.C8]" office:value-type="percentage" office:value="-0.0883691344130743" calcext:value-type="percentage">
            <text:p>-8,8 %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32091" calcext:value-type="float">
            <text:p>32.091</text:p>
          </table:table-cell>
          <table:table-cell office:value-type="float" office:value="32429" calcext:value-type="float">
            <text:p>32.429</text:p>
          </table:table-cell>
          <table:table-cell table:formula="of:=[.D9]-[.C9]" office:value-type="float" office:value="338" calcext:value-type="float">
            <text:p>338</text:p>
          </table:table-cell>
          <table:table-cell table:formula="of:=[.E9]/[.C9]" office:value-type="percentage" office:value="0.0105325480664361" calcext:value-type="percentage">
            <text:p>1,1 %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3539" calcext:value-type="float">
            <text:p>43.539</text:p>
          </table:table-cell>
          <table:table-cell office:value-type="float" office:value="44912" calcext:value-type="float">
            <text:p>44.912</text:p>
          </table:table-cell>
          <table:table-cell table:formula="of:=[.D10]-[.C10]" office:value-type="float" office:value="1373" calcext:value-type="float">
            <text:p>1.373</text:p>
          </table:table-cell>
          <table:table-cell table:formula="of:=[.E10]/[.C10]" office:value-type="percentage" office:value="0.0315349456808838" calcext:value-type="percentage">
            <text:p>3,2 %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7196" calcext:value-type="float">
            <text:p>57.196</text:p>
          </table:table-cell>
          <table:table-cell office:value-type="float" office:value="59514" calcext:value-type="float">
            <text:p>59.514</text:p>
          </table:table-cell>
          <table:table-cell table:formula="of:=[.D11]-[.C11]" office:value-type="float" office:value="2318" calcext:value-type="float">
            <text:p>2.318</text:p>
          </table:table-cell>
          <table:table-cell table:formula="of:=[.E11]/[.C11]" office:value-type="percentage" office:value="0.0405273096020701" calcext:value-type="percentage">
            <text:p>4,1 %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8164" calcext:value-type="float">
            <text:p>68.164</text:p>
          </table:table-cell>
          <table:table-cell office:value-type="float" office:value="68278" calcext:value-type="float">
            <text:p>68.278</text:p>
          </table:table-cell>
          <table:table-cell table:formula="of:=[.D12]-[.C12]" office:value-type="float" office:value="114" calcext:value-type="float">
            <text:p>114</text:p>
          </table:table-cell>
          <table:table-cell table:formula="of:=[.E12]/[.C12]" office:value-type="percentage" office:value="0.00167243706355261" calcext:value-type="percentage">
            <text:p>0,2 %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22256" calcext:value-type="float">
            <text:p>122.256</text:p>
          </table:table-cell>
          <table:table-cell office:value-type="float" office:value="107769" calcext:value-type="float">
            <text:p>107.769</text:p>
          </table:table-cell>
          <table:table-cell table:formula="of:=[.D13]-[.C13]" office:value-type="float" office:value="-14487" calcext:value-type="float">
            <text:p>-14.487</text:p>
          </table:table-cell>
          <table:table-cell table:formula="of:=[.E13]/[.C13]" office:value-type="percentage" office:value="-0.11849725166863" calcext:value-type="percentage">
            <text:p>-11,8 %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51936" calcext:value-type="float">
            <text:p>151.936</text:p>
          </table:table-cell>
          <table:table-cell office:value-type="float" office:value="167925" calcext:value-type="float">
            <text:p>167.925</text:p>
          </table:table-cell>
          <table:table-cell table:formula="of:=[.D14]-[.C14]" office:value-type="float" office:value="15989" calcext:value-type="float">
            <text:p>15.989</text:p>
          </table:table-cell>
          <table:table-cell table:formula="of:=[.E14]/[.C14]" office:value-type="percentage" office:value="0.105235098989048" calcext:value-type="percentage">
            <text:p>10,5 %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54177" calcext:value-type="float">
            <text:p>154.177</text:p>
          </table:table-cell>
          <table:table-cell office:value-type="float" office:value="157605" calcext:value-type="float">
            <text:p>157.605</text:p>
          </table:table-cell>
          <table:table-cell table:formula="of:=[.D15]-[.C15]" office:value-type="float" office:value="3428" calcext:value-type="float">
            <text:p>3.428</text:p>
          </table:table-cell>
          <table:table-cell table:formula="of:=[.E15]/[.C15]" office:value-type="percentage" office:value="0.022234185384331" calcext:value-type="percentage">
            <text:p>2,2 %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14726" calcext:value-type="float">
            <text:p>114.726</text:p>
          </table:table-cell>
          <table:table-cell office:value-type="float" office:value="121274" calcext:value-type="float">
            <text:p>121.274</text:p>
          </table:table-cell>
          <table:table-cell table:formula="of:=[.D16]-[.C16]" office:value-type="float" office:value="6548" calcext:value-type="float">
            <text:p>6.548</text:p>
          </table:table-cell>
          <table:table-cell table:formula="of:=[.E16]/[.C16]" office:value-type="percentage" office:value="0.0570751181074909" calcext:value-type="percentage">
            <text:p>5,7 %</text:p>
          </table:table-cell>
        </table:table-row>
        <table:table-row table:style-name="ro3">
          <table:table-cell office:value-type="string" calcext:value-type="string">
            <text:p>95+</text:p>
          </table:table-cell>
          <table:table-cell/>
          <table:table-cell office:value-type="float" office:value="45383" calcext:value-type="float">
            <text:p>45.383</text:p>
          </table:table-cell>
          <table:table-cell office:value-type="float" office:value="50410" calcext:value-type="float">
            <text:p>50.410</text:p>
          </table:table-cell>
          <table:table-cell table:formula="of:=[.D17]-[.C17]" office:value-type="float" office:value="5027" calcext:value-type="float">
            <text:p>5.027</text:p>
          </table:table-cell>
          <table:table-cell table:formula="of:=[.E17]/[.C17]" office:value-type="percentage" office:value="0.110768349381927" calcext:value-type="percentage">
            <text:p>11,1 %</text:p>
          </table:table-cell>
        </table:table-row>
        <table:table-row table:style-name="ro3"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8" table:formula="of:=SUM([.C3:.C17])" office:value-type="float" office:value="838140" calcext:value-type="float">
            <text:p>838.140</text:p>
          </table:table-cell>
          <table:table-cell table:style-name="ce8" table:formula="of:=SUM([.D3:.D17])" office:value-type="float" office:value="855309" calcext:value-type="float">
            <text:p>855.309</text:p>
          </table:table-cell>
          <table:table-cell table:style-name="ce8" table:formula="of:=[.D18]-[.C18]" office:value-type="float" office:value="17169" calcext:value-type="float">
            <text:p>17.169</text:p>
          </table:table-cell>
          <table:table-cell table:style-name="ce12" table:formula="of:=[.E18]/[.C18]" office:value-type="percentage" office:value="0.0204846445701195" calcext:value-type="percentage">
            <text:p>2,0 %</text:p>
          </table:table-cell>
        </table:table-row>
      </table:table>
      <table:table table:name="overdeaths 2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7"/>
        <table:table-column table:style-name="co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Übersterblichkeit in DE nach Altersgruppe</text:p>
            <text:p>2020 Kw 1 – 47</text:p>
          </table:table-cell>
          <table:covered-table-cell table:number-columns-repeated="3" table:style-name="ce1"/>
          <table:covered-table-cell table:style-name="ce9"/>
          <table:covered-table-cell table:style-name="ce1"/>
        </table:table-row>
        <table:table-row table:style-name="ro2">
          <table:table-cell table:style-name="ce1" office:value-type="string" calcext:value-type="string">
            <text:p><text:s/>Alter von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<text:span text:style-name="T3">∅</text:span> 2016-19</text:p>
          </table:table-cell>
          <table:table-cell table:style-name="ce1" office:value-type="float" office:value="2020" calcext:value-type="float">
            <text:p>2020</text:p>
          </table:table-cell>
          <table:table-cell table:style-name="ce9" office:value-type="string" calcext:value-type="string">
            <text:p>Δ</text:p>
          </table:table-cell>
          <table:table-cell table:style-name="ce1" office:value-type="string" calcext:value-type="string">
            <text:p><text:span text:style-name="T2">Δ</text:span> 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057" calcext:value-type="float">
            <text:p>7.057</text:p>
          </table:table-cell>
          <table:table-cell office:value-type="float" office:value="6533" calcext:value-type="float">
            <text:p>6.533</text:p>
          </table:table-cell>
          <table:table-cell table:formula="of:=[.D3]-[.C3]" office:value-type="float" office:value="-524" calcext:value-type="float">
            <text:p>-524</text:p>
          </table:table-cell>
          <table:table-cell table:formula="of:=[.E3]/[.C3]" office:value-type="percentage" office:value="-0.0742525152331019" calcext:value-type="percentage">
            <text:p>-7,4 %</text:p>
          </table:table-cell>
        </table:table-row>
        <table:table-row table:style-name="ro3">
          <table:table-cell office:value-type="string" calcext:value-type="string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73706" calcext:value-type="float">
            <text:p>73.706</text:p>
          </table:table-cell>
          <table:table-cell office:value-type="float" office:value="71089" calcext:value-type="float">
            <text:p>71.089</text:p>
          </table:table-cell>
          <table:table-cell table:formula="of:=[.D4]-[.C4]" office:value-type="float" office:value="-2617" calcext:value-type="float">
            <text:p>-2.617</text:p>
          </table:table-cell>
          <table:table-cell table:formula="of:=[.E4]/[.C4]" office:value-type="percentage" office:value="-0.0355059289610072" calcext:value-type="percentage">
            <text:p>-3,6 %</text:p>
          </table:table-cell>
        </table:table-row>
        <table:table-row table:style-name="ro3">
          <table:table-cell office:value-type="string" calcext:value-type="string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00735" calcext:value-type="float">
            <text:p>100.735</text:p>
          </table:table-cell>
          <table:table-cell office:value-type="float" office:value="104426" calcext:value-type="float">
            <text:p>104.426</text:p>
          </table:table-cell>
          <table:table-cell table:formula="of:=[.D5]-[.C5]" office:value-type="float" office:value="3691" calcext:value-type="float">
            <text:p>3.691</text:p>
          </table:table-cell>
          <table:table-cell table:formula="of:=[.E5]/[.C5]" office:value-type="percentage" office:value="0.0366406909217253" calcext:value-type="percentage">
            <text:p>3,7 %</text:p>
          </table:table-cell>
        </table:table-row>
        <table:table-row table:style-name="ro3">
          <table:table-cell office:value-type="string" calcext:value-type="string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342356" calcext:value-type="float">
            <text:p>342.356</text:p>
          </table:table-cell>
          <table:table-cell office:value-type="float" office:value="343972" calcext:value-type="float">
            <text:p>343.972</text:p>
          </table:table-cell>
          <table:table-cell table:formula="of:=[.D6]-[.C6]" office:value-type="float" office:value="1616" calcext:value-type="float">
            <text:p>1.616</text:p>
          </table:table-cell>
          <table:table-cell table:formula="of:=[.E6]/[.C6]" office:value-type="percentage" office:value="0.00472023274018858" calcext:value-type="percentage">
            <text:p>0,5 %</text:p>
          </table:table-cell>
        </table:table-row>
        <table:table-row table:style-name="ro3">
          <table:table-cell office:value-type="string" calcext:value-type="string">
            <text:p>85+</text:p>
          </table:table-cell>
          <table:table-cell/>
          <table:table-cell office:value-type="float" office:value="314286" calcext:value-type="float">
            <text:p>314.286</text:p>
          </table:table-cell>
          <table:table-cell office:value-type="float" office:value="329289" calcext:value-type="float">
            <text:p>329.289</text:p>
          </table:table-cell>
          <table:table-cell table:formula="of:=[.D7]-[.C7]" office:value-type="float" office:value="15003" calcext:value-type="float">
            <text:p>15.003</text:p>
          </table:table-cell>
          <table:table-cell table:formula="of:=[.E7]/[.C7]" office:value-type="percentage" office:value="0.0477367747847502" calcext:value-type="percentage">
            <text:p>4,8 %</text:p>
          </table:table-cell>
        </table:table-row>
        <table:table-row table:style-name="ro3"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8" table:formula="of:=SUM([.C3:.C7])" office:value-type="float" office:value="838140" calcext:value-type="float">
            <text:p>838.140</text:p>
          </table:table-cell>
          <table:table-cell table:style-name="ce8" table:formula="of:=SUM([.D3:.D7])" office:value-type="float" office:value="855309" calcext:value-type="float">
            <text:p>855.309</text:p>
          </table:table-cell>
          <table:table-cell table:style-name="ce8" table:formula="of:=[.D8]-[.C8]" office:value-type="float" office:value="17169" calcext:value-type="float">
            <text:p>17.169</text:p>
          </table:table-cell>
          <table:table-cell table:style-name="ce12" table:formula="of:=[.E8]/[.C8]" office:value-type="percentage" office:value="0.0204846445701195" calcext:value-type="percentage">
            <text:p>2,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thJax_Main" svg:font-family="MathJax_Mai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percentage-style style:name="N108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26T21:28:10.895106606</dc:date>
    <dc:creator>Thomas Arend</dc:creator>
    <meta:editing-duration>PT11M55S</meta:editing-duration>
    <meta:editing-cycles>2</meta:editing-cycles>
    <meta:generator>LibreOffice/7.0.3.1$Linux_X86_64 LibreOffice_project/d7547858d014d4cf69878db179d326fc3483e082</meta:generator>
    <meta:document-statistic meta:table-count="2" meta:cell-count="142" meta:object-count="0"/>
  </office:meta>
</office:document-meta>
</file>